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6874in"/>
    </style:style>
    <style:style style:name="co2" style:family="table-column">
      <style:table-column-properties fo:break-before="auto" style:column-width="0.2965in"/>
    </style:style>
    <style:style style:name="co3" style:family="table-column">
      <style:table-column-properties fo:break-before="auto" style:column-width="2.6654in"/>
    </style:style>
    <style:style style:name="co4" style:family="table-column">
      <style:table-column-properties fo:break-before="auto" style:column-width="2.0992in"/>
    </style:style>
    <style:style style:name="co6" style:family="table-column">
      <style:table-column-properties fo:break-before="auto" style:column-width="2.6193in"/>
    </style:style>
    <style:style style:name="co7" style:family="table-column">
      <style:table-column-properties fo:break-before="auto" style:column-width="2.552in"/>
    </style:style>
    <style:style style:name="co8" style:family="table-column">
      <style:table-column-properties fo:break-before="auto" style:column-width="1.7957in"/>
    </style:style>
    <style:style style:name="co9" style:family="table-column">
      <style:table-column-properties fo:break-before="auto" style:column-width="0.972in"/>
    </style:style>
    <style:style style:name="ro3" style:family="table-row">
      <style:table-row-properties style:row-height="0.4736in" fo:break-before="auto" style:use-optimal-row-height="false"/>
    </style:style>
    <style:style style:name="ro2" style:family="table-row">
      <style:table-row-properties style:row-height="0.4228in" fo:break-before="auto" style:use-optimal-row-height="false"/>
    </style:style>
    <style:style style:name="ro4" style:family="table-row">
      <style:table-row-properties style:row-height="0.1646in" fo:break-before="auto" style:use-optimal-row-height="false"/>
    </style:style>
    <style:style style:name="ro5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 style:data-style-name="N37">
      <style:text-properties fo:font-size="24pt" style:font-size-asian="24pt" style:font-size-complex="24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number-columns-repeated="2" table:default-cell-style-name="ce1"/>
        <table:table-column table:style-name="co4" table:number-columns-repeated="1017" table:default-cell-style-name="ce1"/>
        <table:table-column table:style-name="co4" table:default-cell-style-name="Default"/>
        <table:table-row table:style-name="ro2">
          <table:table-cell office:value-type="string">
            <text:p>|</text:p>
          </table:table-cell>
          <table:table-cell office:value-type="string">
            <text:p><text:s/>NMALES01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0 – 1</text:p>
          </table:table-cell>
          <table:table-cell office:value-type="string">
            <text:p>M</text:p>
          </table:table-cell>
          <table:table-cell table:number-columns-repeated="1014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MAL01AS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office:value-type="float" office:value="3">
            <text:p>3</text:p>
          </table:table-cell>
          <table:table-cell table:style-name="ce2" office:value-type="string">
            <text:p>1 – 2</text:p>
          </table:table-cell>
          <table:table-cell office:value-type="string">
            <text:p>M</text:p>
          </table:table-cell>
          <table:table-cell table:number-columns-repeated="1014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BWMALES01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bw</text:p>
          </table:table-cell>
          <table:table-cell office:value-type="string">
            <text:p>\</text:p>
          </table:table-cell>
          <table:table-cell office:value-type="float" office:value="5">
            <text:p>5</text:p>
          </table:table-cell>
          <table:table-cell office:value-type="string">
            <text:p>2 – 3</text:p>
          </table:table-cell>
          <table:table-cell office:value-type="string">
            <text:p>M</text:p>
          </table:table-cell>
          <table:table-cell table:number-columns-repeated="1014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ALE01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office:value-type="float" office:value="7">
            <text:p>7</text:p>
          </table:table-cell>
          <table:table-cell office:value-type="string">
            <text:p>Over 3</text:p>
          </table:table-cell>
          <table:table-cell office:value-type="string">
            <text:p>M</text:p>
          </table:table-cell>
          <table:table-cell table:number-columns-repeated="1014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01AS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BWFEMALE01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MALES12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MAL12AS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BWMALES12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ALE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12AS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BWFEMALE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bw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MALES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MAL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BWMALES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bw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ALE23</text:p>
          </table:table-cell>
          <table:table-cell office:value-type="string">
            <text:p>{</text:p>
          </table:table-cell>
          <table:table-cell office:value-type="float" office:value="6">
            <text:p>6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BWFEMALE23</text:p>
          </table:table-cell>
          <table:table-cell office:value-type="string">
            <text:p>{</text:p>
          </table:table-cell>
          <table:table-cell office:value-type="float" office:value="6">
            <text:p>6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MALESO3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MALO3AS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BWMALESO3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ALE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BWFEMALE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FERT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perfertil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MILK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permilked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MI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ummilked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MI12AS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ummilked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R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umfertil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R12AS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umferlite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FERT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perfertil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MILK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permilked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MI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milked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MI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milked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R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fertil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R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ferlite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RY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dr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Y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dry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LAC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lactating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LA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lactating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FERT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perfertil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MILK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permilked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MI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milked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MIO3AS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milked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R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fertil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RO3AS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ferlite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RY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dr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DYO3AS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dry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LAC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lactating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NFEMLAO3AS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lactatingas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TOTPART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TOTPART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TOTPART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TOTPART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TOTPART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TOTPART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CVALFEM01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CVALFEM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CVALFEM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CVALFEM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CVALMAL01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CVALMAL12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CVALMAL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CVALMALO3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MORFEM01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MORFEM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MORFEM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MORFEM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MORMAL01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MORMAL12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MORMAL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>
          <table:table-cell office:value-type="string">
            <text:p>|</text:p>
          </table:table-cell>
          <table:table-cell office:value-type="string">
            <text:p><text:s/>MORMALO3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|</text:p>
          </table:table-cell>
          <table:table-cell office:value-type="float" office:value="2">
            <text:p>2</text:p>
          </table:table-cell>
          <table:table-cell office:value-type="string">
            <text:p>{</text:p>
          </table:table-cell>
          <table:table-cell office:value-type="string">
            <text:p>0 – 1</text:p>
          </table:table-cell>
          <table:table-cell office:value-type="string">
            <text:p>}</text:p>
          </table:table-cell>
          <table:table-cell table:number-columns-repeated="1019"/>
        </table:table-row>
        <table:table-row table:style-name="ro2">
          <table:table-cell office:value-type="string">
            <text:p>|</text:p>
          </table:table-cell>
          <table:table-cell office:value-type="float" office:value="4">
            <text:p>4</text:p>
          </table:table-cell>
          <table:table-cell office:value-type="string">
            <text:p>{</text:p>
          </table:table-cell>
          <table:table-cell table:style-name="ce2" office:value-type="string">
            <text:p>1 – 2</text:p>
          </table:table-cell>
          <table:table-cell office:value-type="string">
            <text:p>}</text:p>
          </table:table-cell>
          <table:table-cell table:number-columns-repeated="1019"/>
        </table:table-row>
        <table:table-row table:style-name="ro2">
          <table:table-cell office:value-type="string">
            <text:p>|</text:p>
          </table:table-cell>
          <table:table-cell office:value-type="float" office:value="6">
            <text:p>6</text:p>
          </table:table-cell>
          <table:table-cell office:value-type="string">
            <text:p>{</text:p>
          </table:table-cell>
          <table:table-cell office:value-type="string">
            <text:p>2 – 3</text:p>
          </table:table-cell>
          <table:table-cell office:value-type="string">
            <text:p>}</text:p>
          </table:table-cell>
          <table:table-cell table:number-columns-repeated="1019"/>
        </table:table-row>
        <table:table-row table:style-name="ro2">
          <table:table-cell office:value-type="string">
            <text:p>|</text:p>
          </table:table-cell>
          <table:table-cell office:value-type="float" office:value="8">
            <text:p>8</text:p>
          </table:table-cell>
          <table:table-cell office:value-type="string">
            <text:p>{</text:p>
          </table:table-cell>
          <table:table-cell office:value-type="string">
            <text:p>Over 3</text:p>
          </table:table-cell>
          <table:table-cell office:value-type="string">
            <text:p>}</text:p>
          </table:table-cell>
          <table:table-cell table:number-columns-repeated="1019"/>
        </table:table-row>
        <table:table-row table:style-name="ro2">
          <table:table-cell office:value-type="string">
            <text:p>|</text:p>
          </table:table-cell>
          <table:table-cell office:value-type="float" office:value="1">
            <text:p>1</text:p>
          </table:table-cell>
          <table:table-cell office:value-type="string">
            <text:p>{</text:p>
          </table:table-cell>
          <table:table-cell office:value-type="string">
            <text:p>0 – 1</text:p>
          </table:table-cell>
          <table:table-cell office:value-type="string">
            <text:p>}</text:p>
          </table:table-cell>
          <table:table-cell table:number-columns-repeated="1019"/>
        </table:table-row>
        <table:table-row table:style-name="ro2">
          <table:table-cell office:value-type="string">
            <text:p>|</text:p>
          </table:table-cell>
          <table:table-cell office:value-type="float" office:value="3">
            <text:p>3</text:p>
          </table:table-cell>
          <table:table-cell office:value-type="string">
            <text:p>{</text:p>
          </table:table-cell>
          <table:table-cell table:style-name="ce2" office:value-type="string">
            <text:p>1 – 2</text:p>
          </table:table-cell>
          <table:table-cell office:value-type="string">
            <text:p>}</text:p>
          </table:table-cell>
          <table:table-cell table:number-columns-repeated="1019"/>
        </table:table-row>
        <table:table-row table:style-name="ro2">
          <table:table-cell office:value-type="string">
            <text:p>|</text:p>
          </table:table-cell>
          <table:table-cell office:value-type="float" office:value="5">
            <text:p>5</text:p>
          </table:table-cell>
          <table:table-cell office:value-type="string">
            <text:p>{</text:p>
          </table:table-cell>
          <table:table-cell office:value-type="string">
            <text:p>2 – 3</text:p>
          </table:table-cell>
          <table:table-cell office:value-type="string">
            <text:p>}</text:p>
          </table:table-cell>
          <table:table-cell table:number-columns-repeated="1019"/>
        </table:table-row>
        <table:table-row table:style-name="ro2">
          <table:table-cell office:value-type="string">
            <text:p>|</text:p>
          </table:table-cell>
          <table:table-cell office:value-type="float" office:value="7">
            <text:p>7</text:p>
          </table:table-cell>
          <table:table-cell office:value-type="string">
            <text:p>{</text:p>
          </table:table-cell>
          <table:table-cell office:value-type="string">
            <text:p>Over 3</text:p>
          </table:table-cell>
          <table:table-cell office:value-type="string">
            <text:p>}</text:p>
          </table:table-cell>
          <table:table-cell table:number-columns-repeated="1019"/>
        </table:table-row>
        <table:table-row table:style-name="ro2" table:number-rows-repeated="1048458">
          <table:table-cell table:number-columns-repeated="1024"/>
        </table:table-row>
        <table:table-row table:style-name="ro4" table:number-rows-repeated="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5" table:number-columns-repeated="1024" table:default-cell-style-name="ce1"/>
        <table:table-row table:style-name="ro3">
          <table:table-cell office:value-type="float" office:value="0">
            <text:p>0</text:p>
          </table:table-cell>
          <table:table-cell office:value-type="string">
            <text:p>--------------------</text:p>
          </table:table-cell>
          <table:table-cell office:value-type="string">
            <text:p>+--------------</text:p>
          </table:table-cell>
          <table:table-cell office:value-type="string">
            <text:p>-+------+-----+--</text:p>
          </table:table-cell>
          <table:table-cell office:value-type="string">
            <text:p>-------+-------+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lvstosys_SYS_COD</text:p>
          </table:table-cell>
          <table:table-cell office:value-type="string">
            <text:p>| varchar(27)</text:p>
          </table:table-cell>
          <table:table-cell office:value-type="string">
            <text:p><text:s/>| NO <text:s text:c="2"/>| PRI | N</text:p>
          </table:table-cell>
          <table:table-cell office:value-type="string">
            <text:p>ULL <text:s text:c="3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lvstosys_LIVE_ICOD</text:p>
          </table:table-cell>
          <table:table-cell office:value-type="string">
            <text:p>| char(3)</text:p>
          </table:table-cell>
          <table:table-cell office:value-type="string">
            <text:p><text:s/>| NO <text:s text:c="2"/>| PRI | N</text:p>
          </table:table-cell>
          <table:table-cell office:value-type="string">
            <text:p>ULL <text:s text:c="3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herd_cod</text:p>
          </table:table-cell>
          <table:table-cell office:value-type="string">
            <text:p>| char(2)</text:p>
          </table:table-cell>
          <table:table-cell office:value-type="string">
            <text:p><text:s/>| NO <text:s text:c="2"/>| PRI | N</text:p>
          </table:table-cell>
          <table:table-cell office:value-type="string">
            <text:p>ULL <text:s text:c="3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ANIMAL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<text:s text:c="7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ANIMALAS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<text:s text:c="7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bw</text:p>
          </table:table-cell>
          <table:table-cell office:value-type="string">
            <text:p>| decimal(7,3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.000 <text:s text:c="2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perfertile</text:p>
          </table:table-cell>
          <table:table-cell office:value-type="string">
            <text:p>| decimal(7,3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.000 <text:s text:c="2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permilked</text:p>
          </table:table-cell>
          <table:table-cell office:value-type="string">
            <text:p>| decimal(7,3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.000 <text:s text:c="2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cvalue</text:p>
          </table:table-cell>
          <table:table-cell office:value-type="string">
            <text:p>| decimal(12,3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.000 <text:s text:c="2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mortality</text:p>
          </table:table-cell>
          <table:table-cell office:value-type="string">
            <text:p>| decimal(7,3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.000 <text:s text:c="2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umfertile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<text:s text:c="7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umferliteas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<text:s text:c="7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ummilked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<text:s text:c="7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ummilkedas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0</text:p>
          </table:table-cell>
          <table:table-cell office:value-type="string">
            <text:p><text:s text:c="7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umdry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N</text:p>
          </table:table-cell>
          <table:table-cell office:value-type="string">
            <text:p>ULL <text:s text:c="3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umdryas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N</text:p>
          </table:table-cell>
          <table:table-cell office:value-type="string">
            <text:p>ULL <text:s text:c="3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umlactating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N</text:p>
          </table:table-cell>
          <table:table-cell office:value-type="string">
            <text:p>ULL <text:s text:c="3"/>| <text:s text:c="6"/>|</text:p>
          </table:table-cell>
          <table:table-cell table:number-columns-repeated="1019"/>
        </table:table-row>
        <table:table-row table:style-name="ro3">
          <table:table-cell office:value-type="string">
            <text:p>|</text:p>
          </table:table-cell>
          <table:table-cell office:value-type="string">
            <text:p><text:s/>numlactatingas</text:p>
          </table:table-cell>
          <table:table-cell office:value-type="string">
            <text:p>| decimal(7,0)</text:p>
          </table:table-cell>
          <table:table-cell office:value-type="string">
            <text:p><text:s/>| YES <text:s/>| <text:s text:c="4"/>| N</text:p>
          </table:table-cell>
          <table:table-cell office:value-type="string">
            <text:p>ULL <text:s text:c="3"/>| <text:s text:c="6"/>|</text:p>
          </table:table-cell>
          <table:table-cell table:number-columns-repeated="1019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--------------------</text:p>
          </table:table-cell>
          <table:table-cell office:value-type="string">
            <text:p>+--------------</text:p>
          </table:table-cell>
          <table:table-cell office:value-type="string">
            <text:p>-+------+-----+--</text:p>
          </table:table-cell>
          <table:table-cell office:value-type="string">
            <text:p>-------+-------+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ce1"/>
        <table:table-column table:style-name="co8" table:number-columns-repeated="5" table:default-cell-style-name="ce1"/>
        <table:table-column table:style-name="co9" table:default-cell-style-name="ce1"/>
        <table:table-column table:style-name="co8" table:number-columns-repeated="1017" table:default-cell-style-name="ce1"/>
        <table:table-row table:style-name="ro5">
          <table:table-cell office:value-type="string">
            <text:p><text:s/>NMALES01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NMAL01AS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BWMALES01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bw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NFEMALE01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NFEM01AS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BWFEMALE01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NMALES12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NMAL12AS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BWMALES12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NFEMALE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NFEM12AS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BWFEMALE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bw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NMALES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NMAL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<text:s/>BWMALES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bw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ALE23</text:p>
          </table:table-cell>
          <table:table-cell office:value-type="string">
            <text:p>{</text:p>
          </table:table-cell>
          <table:table-cell office:value-type="float" office:value="6">
            <text:p>6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BWFEMALE23</text:p>
          </table:table-cell>
          <table:table-cell office:value-type="string">
            <text:p>{</text:p>
          </table:table-cell>
          <table:table-cell office:value-type="float" office:value="6">
            <text:p>6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MALESO3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MALO3AS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<text:s/>NANIMAL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BWMALESO3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ALE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ANIMAL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BWFEMALE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bw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FERT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perfertil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MILK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permilked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MI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ummilked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MI12AS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ummilked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R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umfertil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R12AS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numferlite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FERT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perfertil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MILK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permilked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MI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milked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MI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milked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R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fertil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R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ferlite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RY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dr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Y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dry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LAC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lactating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LA23AS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numlactating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FERT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perfertil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MILK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permilked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MI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milked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MIO3AS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milked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R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fertil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RO3AS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ferlite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RY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dr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DYO3AS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dry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LAC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lactating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NFEMLAO3AS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numlactatingas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TOTPART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TOTPART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TOTPART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TOTPART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TOTPART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TOTPART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CVALFEM01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CVALFEM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CVALFEM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CVALFEM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CVALMAL01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CVALMAL12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CVALMAL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CVALMALO3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<text:s/>cvalue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MORFEM01</text:p>
          </table:table-cell>
          <table:table-cell office:value-type="string">
            <text:p>{</text:p>
          </table:table-cell>
          <table:table-cell office:value-type="float" office:value="2">
            <text:p>2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MORFEM12</text:p>
          </table:table-cell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MORFEM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MORFEMO3</text:p>
          </table:table-cell>
          <table:table-cell office:value-type="string">
            <text:p>{</text:p>
          </table:table-cell>
          <table:table-cell office:value-type="float" office:value="8">
            <text:p>8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MORMAL01</text:p>
          </table:table-cell>
          <table:table-cell office:value-type="string">
            <text:p>{</text:p>
          </table:table-cell>
          <table:table-cell office:value-type="float" office:value="1">
            <text:p>1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MORMAL12</text:p>
          </table:table-cell>
          <table:table-cell office:value-type="string">
            <text:p>{</text:p>
          </table:table-cell>
          <table:table-cell office:value-type="float" office:value="3">
            <text:p>3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MORMAL23</text:p>
          </table:table-cell>
          <table:table-cell office:value-type="string">
            <text:p>{</text:p>
          </table:table-cell>
          <table:table-cell office:value-type="float" office:value="5">
            <text:p>5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>
          <table:table-cell office:value-type="string">
            <text:p><text:s/>MORMALO3</text:p>
          </table:table-cell>
          <table:table-cell office:value-type="string">
            <text:p>{</text:p>
          </table:table-cell>
          <table:table-cell office:value-type="float" office:value="7">
            <text:p>7</text:p>
          </table:table-cell>
          <table:table-cell office:value-type="string">
            <text:p>}</text:p>
          </table:table-cell>
          <table:table-cell office:value-type="string">
            <text:p><text:s/>mortality</text:p>
          </table:table-cell>
          <table:table-cell office:value-type="string">
            <text:p>\</text:p>
          </table:table-cell>
          <table:table-cell table:number-columns-repeated="1018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8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Quiros Campos</meta:initial-creator>
    <meta:creation-date>2011-09-02T16:05:59</meta:creation-date>
    <dc:date>2011-09-09T18:03:55</dc:date>
    <dc:creator>Carlos Quiros Campos</dc:creator>
    <meta:editing-duration>PT3H31M20S</meta:editing-duration>
    <meta:editing-cycles>4</meta:editing-cycles>
    <meta:generator>OpenOffice.org/3.3$Unix OpenOffice.org_project/330m20$Build-9567</meta:generator>
    <meta:document-statistic meta:table-count="3" meta:cell-count="1023" meta:object-count="0"/>
  </office:meta>
</office:document-meta>
</file>